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2cm" fo:min-width="3.18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6cm" fo:min-width="3.17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72cm" fo:min-width="2.966cm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ffffff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1cm" svg:height="2.69cm" svg:x="0.3cm" svg:y="0.3cm">
          <text:p text:style-name="P1">Create</text:p>
          <text:p text:style-name="P1">Equality Arr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5.2cm" svg:height="2.7cm" svg:x="6.2cm" svg:y="0.3cm">
          <text:p text:style-name="P1">Check Global</text:p>
          <text:p text:style-name="P1">Threshol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cm" svg:height="2.7cm" svg:x="12.1cm" svg:y="0.3cm">
          <text:p text:style-name="P1">Convert</text:p>
          <text:p text:style-name="P1">Equality Array</text:p>
          <text:p text:style-name="P1">to 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cm" svg:height="2.7cm" svg:x="18cm" svg:y="0.3cm">
          <text:p text:style-name="P1">Detect Clones</text:p>
          <text:p text:style-name="P1">on 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5.2cm" svg:height="2.7cm" svg:x="23.9cm" svg:y="0.3cm">
          <text:p text:style-name="P1">Try to Exp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9cm" svg:height="3cm" svg:x="15.2cm" svg:y="3.7cm">
          <text:p text:style-name="P1">Add Resulting</text:p>
          <text:p text:style-name="P1">Clone(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5cm" svg:y1="1.7cm" svg:x2="6.3cm" svg:y2="1.7cm">
          <text:p/>
        </draw:line>
        <draw:line draw:style-name="gr4" draw:text-style-name="P3" draw:layer="layout" svg:x1="11.4cm" svg:y1="1.7cm" svg:x2="12.2cm" svg:y2="1.7cm">
          <text:p/>
        </draw:line>
        <draw:line draw:style-name="gr4" draw:text-style-name="P3" draw:layer="layout" svg:x1="17.3cm" svg:y1="1.7cm" svg:x2="18.1cm" svg:y2="1.7cm">
          <text:p/>
        </draw:line>
        <draw:line draw:style-name="gr4" draw:text-style-name="P3" draw:layer="layout" svg:x1="23.2cm" svg:y1="1.7cm" svg:x2="24cm" svg:y2="1.7cm">
          <text:p/>
        </draw:line>
        <draw:connector draw:style-name="gr5" draw:text-style-name="P4" draw:layer="layout" draw:type="lines" draw:line-skew="1.699cm" svg:x1="8.8cm" svg:y1="3cm" svg:x2="15.2cm" svg:y2="5.2cm" draw:start-shape="id1" draw:start-glue-point="8" draw:end-shape="id2" draw:end-glue-point="6" svg:d="M8800 3000v2200h5899 501" svg:viewBox="0 0 6401 2201">
          <text:p/>
        </draw:connector>
        <draw:frame draw:style-name="gr6" draw:text-style-name="P5" draw:layer="layout" svg:width="4cm" svg:height="1.3cm" svg:x="10.1cm" svg:y="4.2cm">
          <draw:text-box>
            <text:p>Pass check</text:p>
          </draw:text-box>
        </draw:frame>
        <draw:frame draw:style-name="gr6" draw:text-style-name="P5" draw:layer="layout" svg:width="4cm" svg:height="1.3cm" svg:x="10.3cm" svg:y="2.9cm">
          <draw:text-box>
            <text:p>Fail check</text:p>
          </draw:text-box>
        </draw:frame>
        <draw:line draw:style-name="gr7" draw:text-style-name="P4" draw:layer="layout" svg:x1="11.7cm" svg:y1="2cm" svg:x2="11.9cm" svg:y2="3cm">
          <text:p/>
        </draw:line>
        <draw:connector draw:style-name="gr5" draw:text-style-name="P4" draw:layer="layout" draw:type="lines" draw:line-skew="1.699cm" svg:x1="26.5cm" svg:y1="3cm" svg:x2="20.1cm" svg:y2="5.2cm" draw:start-shape="id3" draw:start-glue-point="8" draw:end-shape="id2" draw:end-glue-point="10" svg:d="M26500 3000v2200h-5899-501" svg:viewBox="0 0 640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17:57:28.959845954</meta:creation-date>
    <dc:date>2019-07-15T17:59:45.690492582</dc:date>
    <meta:editing-duration>PT2M16S</meta:editing-duration>
    <meta:editing-cycles>1</meta:editing-cycles>
    <meta:document-statistic meta:object-count="15"/>
    <meta:generator>LibreOffice/6.2.5.2$MacOSX_X86_64 LibreOffice_project/1ec314fa52f458adc18c4f025c545a4e8b22c159</meta:generator>
  </office:meta>
</office:document-meta>
</file>